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ew serif" svg:font-family="'New serif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8eb92" officeooo:paragraph-rsid="0008eb9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9538e" officeooo:paragraph-rsid="0009538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9538e" officeooo:paragraph-rsid="000953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b12a0" officeooo:paragraph-rsid="000b12a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b59ed" officeooo:paragraph-rsid="000d3a0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b59ed" officeooo:paragraph-rsid="001144f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2f4e5" officeooo:paragraph-rsid="0012f4e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0b12a0" officeooo:paragraph-rsid="000b12a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paragraph-rsid="000b12a0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paragraph-rsid="000b2286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b59ed" officeooo:paragraph-rsid="000b59ed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b59ed" officeooo:paragraph-rsid="000d3a0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f7aa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1d2228" fo:font-size="12pt" fo:letter-spacing="normal" fo:font-style="normal"/>
    </style:style>
    <style:style style:name="T5" style:family="text">
      <style:text-properties fo:font-variant="normal" fo:text-transform="none" fo:color="#1d2228" fo:font-size="12pt" fo:letter-spacing="normal" fo:font-style="normal" style:font-weight-asian="normal" style:font-weight-complex="normal"/>
    </style:style>
    <style:style style:name="T6" style:family="text">
      <style:text-properties fo:font-variant="normal" fo:text-transform="none" fo:color="#1d2228" fo:font-size="12pt" fo:letter-spacing="normal" fo:font-style="normal" officeooo:rsid="000b2286" style:font-weight-asian="normal" style:font-weight-complex="normal"/>
    </style:style>
    <style:style style:name="T7" style:family="text">
      <style:text-properties fo:font-variant="normal" fo:text-transform="none" fo:color="#1d2228" fo:font-size="12pt" fo:letter-spacing="normal" fo:font-style="normal" officeooo:rsid="000b59ed" style:font-weight-asian="normal" style:font-weight-complex="normal"/>
    </style:style>
    <style:style style:name="T8" style:family="text">
      <style:text-properties fo:font-variant="normal" fo:text-transform="none" fo:color="#1d2228" fo:font-size="12pt" fo:letter-spacing="normal" fo:font-style="normal" officeooo:rsid="000b8304" style:font-weight-asian="normal" style:font-weight-complex="normal"/>
    </style:style>
    <style:style style:name="T9" style:family="text">
      <style:text-properties fo:font-variant="normal" fo:text-transform="none" fo:color="#1d2228" fo:font-size="12pt" fo:letter-spacing="normal" fo:font-style="normal" officeooo:rsid="000d3a03" style:font-weight-asian="normal" style:font-weight-complex="normal"/>
    </style:style>
    <style:style style:name="T10" style:family="text">
      <style:text-properties fo:font-variant="normal" fo:text-transform="none" fo:color="#1d2228" fo:font-size="12pt" fo:letter-spacing="normal" fo:font-style="normal" officeooo:rsid="001144f0" style:font-weight-asian="normal" style:font-weight-complex="normal"/>
    </style:style>
    <style:style style:name="T11" style:family="text">
      <style:text-properties fo:font-variant="normal" fo:text-transform="none" fo:color="#1d2228" fo:font-size="12pt" fo:letter-spacing="normal" fo:font-style="normal" fo:font-weight="bold" officeooo:rsid="000b59ed" style:font-weight-asian="bold" style:font-weight-complex="bold"/>
    </style:style>
    <style:style style:name="T12" style:family="text">
      <style:text-properties fo:font-variant="normal" fo:text-transform="none" fo:color="#1d2228" fo:font-size="12pt" fo:letter-spacing="normal" fo:font-style="normal" fo:font-weight="bold" officeooo:rsid="000b8304" style:font-weight-asian="bold" style:font-weight-complex="bold"/>
    </style:style>
    <style:style style:name="T13" style:family="text">
      <style:text-properties fo:font-variant="normal" fo:text-transform="none" fo:color="#1d2228" fo:font-size="12pt" fo:letter-spacing="normal" fo:font-style="normal" fo:font-weight="bold" officeooo:rsid="000d3a03" style:font-weight-asian="bold" style:font-weight-complex="bold"/>
    </style:style>
    <style:style style:name="T14" style:family="text">
      <style:text-properties fo:font-variant="normal" fo:text-transform="none" fo:color="#1d2228" fo:font-size="12pt" fo:letter-spacing="normal" fo:font-style="normal" fo:font-weight="bold" officeooo:rsid="000b2286" style:font-weight-asian="normal" style:font-weight-complex="normal"/>
    </style:style>
    <style:style style:name="T15" style:family="text">
      <style:text-properties fo:font-variant="normal" fo:text-transform="none" fo:color="#1d2228" fo:font-size="12pt" fo:letter-spacing="normal" fo:font-style="normal" fo:font-weight="bold" officeooo:rsid="000b8304" style:font-weight-asian="normal" style:font-weight-complex="normal"/>
    </style:style>
    <style:style style:name="T16" style:family="text">
      <style:text-properties fo:font-variant="normal" fo:text-transform="none" fo:color="#1d2228" fo:font-size="12pt" fo:letter-spacing="normal" fo:font-style="normal" fo:font-weight="bold" officeooo:rsid="000d3a03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1d2228" fo:font-size="12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1d2228" fo:font-size="12pt" fo:letter-spacing="normal" fo:font-style="normal" fo:font-weight="normal" officeooo:rsid="000b59ed" style:font-weight-asian="normal" style:font-weight-complex="normal"/>
    </style:style>
    <style:style style:name="T19" style:family="text">
      <style:text-properties fo:font-variant="normal" fo:text-transform="none" fo:color="#1d2228" fo:font-size="12pt" fo:letter-spacing="normal" fo:font-style="normal" fo:font-weight="normal" officeooo:rsid="000b8304" style:font-weight-asian="normal" style:font-weight-complex="normal"/>
    </style:style>
    <style:style style:name="T20" style:family="text">
      <style:text-properties fo:font-variant="normal" fo:text-transform="none" fo:color="#1d2228" fo:font-size="12pt" fo:letter-spacing="normal" fo:font-style="normal" fo:font-weight="normal" officeooo:rsid="000d3a03" style:font-weight-asian="normal" style:font-weight-complex="normal"/>
    </style:style>
    <style:style style:name="T21" style:family="text">
      <style:text-properties fo:font-variant="normal" fo:text-transform="none" fo:color="#1d2228" fo:font-size="12pt" fo:letter-spacing="normal" fo:font-style="normal" fo:font-weight="normal" officeooo:rsid="001144f0" style:font-weight-asian="normal" style:font-weight-complex="normal"/>
    </style:style>
    <style:style style:name="T22" style:family="text">
      <style:text-properties fo:font-variant="normal" fo:text-transform="none" fo:color="#1d2228" fo:font-size="12pt" fo:letter-spacing="normal" fo:font-style="normal" fo:font-weight="normal" officeooo:rsid="0012f4e5" style:font-weight-asian="normal" style:font-weight-complex="normal"/>
    </style:style>
    <style:style style:name="T23" style:family="text">
      <style:text-properties fo:font-variant="normal" fo:text-transform="none" fo:color="#1d2228" fo:font-size="12pt" fo:letter-spacing="normal" fo:font-style="normal" officeooo:rsid="000d3a03"/>
    </style:style>
    <style:style style:name="T24" style:family="text">
      <style:text-properties fo:font-variant="normal" fo:text-transform="none" fo:color="#1d2228" fo:font-size="12pt" fo:letter-spacing="normal" fo:font-style="normal" officeooo:rsid="0012f4e5"/>
    </style:style>
    <style:style style:name="T25" style:family="text">
      <style:text-properties officeooo:rsid="000b228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2030 CAPSTONE PROJECT</text:p>
      <text:p text:style-name="P2">Apply NLP Techniques to reviews of shared housing to flag any concerning comments.</text:p>
      <text:p text:style-name="P1"><text:span text:style-name="T1"/></text:p>
      <text:p text:style-name="P2"><text:span text:style-name="T1">Varun </text:span><text:span text:style-name="T2">Muriyanat</text:span></text:p>
      <text:p text:style-name="P2"><text:span text:style-name="T1">Silviu Druma</text:span></text:p>
      <text:p text:style-name="P3"><text:span text:style-name="T1"/></text:p>
      <text:p text:style-name="P4"><text:tab/>1. Abstract</text:p>
      <text:p text:style-name="P4"/>
      <text:p text:style-name="P8"><text:tab/>Founded in 2008, Airbnb now operates in nearly 200 countries and has facilitated more than 260 million home and room rentals. </text:p>
      <text:p text:style-name="P8"><text:tab/>British lawmakers last year investigated the rise of “pop-up brothels” on rental websites such as Airbnb following reports of temporary brothels springing up across Britain. Sex traffickers in the United States are reported to have used the same tactic.</text:p>
      <text:p text:style-name="P8"/>
      <text:p text:style-name="P8"/>
      <text:p text:style-name="P8"/>
      <text:p text:style-name="P8"><text:span text:style-name="T3"><text:tab/>2. Problem Statement</text:span></text:p>
      <text:p text:style-name="P8"><text:tab/></text:p>
      <text:p text:style-name="P8"><text:tab/>Toronto Police is looking to gain insight into any emerging trends regarding suspicious activity in home-sharing listings related to fraud, human sex trafficking, or any associated illegal activity in Toronto.</text:p>
      <text:p text:style-name="P10"><text:span text:style-name="T25">The dataset proposed to use is public airbnb data found at </text:span><text:a xlink:type="simple" xlink:href="http://insideairbnb.com/get-the-data.html" text:style-name="Internet_20_link" text:visited-style-name="Visited_20_Internet_20_Link">http://insideairbnb.com/get-the-data.html</text:a><text:span text:style-name="T6"> as well as data available on the Toronto Police Open Data Portal: </text:span><text:a xlink:type="simple" xlink:href="http://data.torontopolice.on.ca/" text:style-name="Internet_20_link" text:visited-style-name="Visited_20_Internet_20_Link">http://data.torontopolice.on.ca/</text:a><text:span text:style-name="T6">.</text:span></text:p>
      <text:p text:style-name="P10"><text:span text:style-name="T6"/></text:p>
      <text:p text:style-name="P10"><text:span text:style-name="T6"/></text:p>
      <text:p text:style-name="P10"><text:span text:style-name="T14"><text:tab/></text:span><text:span text:style-name="T11">3. Motivation</text:span></text:p>
      <text:p text:style-name="P10"><text:span text:style-name="T18"/></text:p>
      <text:p text:style-name="P10"><text:span text:style-name="T7"><text:tab/>At least 2,680 slavery victims were identified by Polaris as having been trafficked at hotels and motels in the United States – mostly for sex work – between January 2015 and September 2017.</text:span></text:p>
      <text:p text:style-name="P11"><text:span text:style-name="T5">According to an article written by Globe and Mail (</text:span><text:a xlink:type="simple" xlink:href="https://www.theglobeandmail.com/news/toronto/airbnb-rentals-being-used-for-alleged-human-trafficking-toronto-police/article38066008/" text:style-name="Internet_20_link" text:visited-style-name="Visited_20_Internet_20_Link">https://www.theglobeandmail.com/news/toronto/airbnb-rentals-being-used-for-alleged-human-trafficking-toronto-police/article38066008/</text:a><text:span text:style-name="T5">) Toronto </text:span><text:span text:style-name="T8">P</text:span><text:span text:style-name="T5">olice say a recent case of alleged human trafficking is the latest in a growing trend involving people using Airbnb rentals to conduct their illicit transactions. In the most recent case, Toronto police alleges two 18-year-old men forced a 19-year-old woman into the sex trade for more than a month, conducting most of their business at various Airbnb properties in the Greater Toronto Area. The teens are now facing a total of 58 charges, and police say the woman is receiving medical help and support for her ordeal.</text:span></text:p>
      <text:p text:style-name="P11"><text:span text:style-name="T5"/></text:p>
      <text:p text:style-name="P11"><text:span text:style-name="T15"><text:tab/></text:span><text:span text:style-name="T12">4. Hypotesis</text:span></text:p>
      <text:p text:style-name="P11"><text:span text:style-name="T19"/></text:p>
      <text:p text:style-name="P11"><text:span text:style-name="T8"><text:tab/>After condicting an initial interview with Toronto Police we have concluded that for the purpose of the ML1030 course the project will be mostly a data visualisation project. We are going to try and spot outliers/supicious activity by applying NLP analysis techniques in the airbnb reviews. Beside this we are going to try </text:span><text:span text:style-name="T9">to</text:span><text:span text:style-name="T8"> spot unusual behaviour related to </text:span><text:span text:style-name="T9">airbnb rental activity.</text:span></text:p>
      <text:p text:style-name="P11"><text:span text:style-name="T13"/></text:p>
      <text:p text:style-name="P11"><text:soft-page-break/><text:span text:style-name="T16"><text:tab/>5. Data Uderstanding</text:span></text:p>
      <text:p text:style-name="P11"><text:span text:style-name="T9"/></text:p>
      <text:p text:style-name="P11"><text:span text:style-name="T9"><text:tab/>We have downloaded 1 year worth of airbnb data from the above mentioned URL. The data is already divided per months and one set of data contains the following files:</text:span></text:p>
      <text:p text:style-name="P12"><text:span text:style-name="T13"/></text:p>
      <text:p text:style-name="P12"><text:span text:style-name="T13">calendar.csv.gz</text:span><text:span text:style-name="T9"> <text:s/>- complete booking calendar as well as rental price for each day when the property was available for rental</text:span></text:p>
      <text:p text:style-name="P12"><text:span text:style-name="T9"/></text:p>
      <text:p text:style-name="P12"><text:span text:style-name="T13">listings.csv.gz </text:span><text:span text:style-name="T9">- </text:span><text:span text:style-name="T10">detailed property listings for the entire month</text:span></text:p>
      <text:p text:style-name="P12"><text:span text:style-name="T10"/></text:p>
      <text:p text:style-name="P5"><text:span text:style-name="T23">neighbourhoods.csv <text:s/></text:span><text:span text:style-name="T20">- </text:span><text:span text:style-name="T21">neighborhoud name/group</text:span></text:p>
      <text:p text:style-name="P5"><text:span text:style-name="T21"/></text:p>
      <text:p text:style-name="P5"><text:span text:style-name="T23">reviews.csv –</text:span><text:span text:style-name="T20"> </text:span><text:span text:style-name="T21">date when reviews have been posted for each property</text:span></text:p>
      <text:p text:style-name="P5"><text:span text:style-name="T21"/></text:p>
      <text:p text:style-name="P5"><text:span text:style-name="T23">listings.csv</text:span><text:span text:style-name="T20">- </text:span><text:span text:style-name="T21">simplyfied property listing – good for data visualisation</text:span></text:p>
      <text:p text:style-name="P12"><text:span text:style-name="T9"/></text:p>
      <text:p text:style-name="P6"><text:span text:style-name="T23">reviews.csv.gz</text:span><text:span text:style-name="T20"> - </text:span><text:span text:style-name="T21">reviews for each individual rental</text:span></text:p>
      <text:p text:style-name="P6"><text:span text:style-name="T21"/></text:p>
      <text:p text:style-name="P6"><text:span text:style-name="T21"/></text:p>
      <text:p text:style-name="P6"><text:span text:style-name="T21"><text:tab/></text:span><text:span text:style-name="T24">6. Methodology</text:span></text:p>
      <text:p text:style-name="P6"><text:span text:style-name="T24"/></text:p>
      <text:p text:style-name="P6"><text:span text:style-name="T21"><text:tab/></text:span><text:span text:style-name="T22">We are going to try the following visualizations:</text:span></text:p>
      <text:p text:style-name="P6"><text:span text:style-name="T22"/></text:p>
      <text:p text:style-name="P7"><text:span text:style-name="T4">a)</text:span><text:span text:style-name="T17"> check listing prices – we have noticed some properties that are priced unusually high as well as properties that have been price like $0.00</text:span></text:p>
      <text:p text:style-name="P7"><text:span text:style-name="T4">b)</text:span><text:span text:style-name="T17"> check property availability/per year – more than 200 days will constitute a red flag</text:span></text:p>
      <text:p text:style-name="P7"><text:span text:style-name="T4">c)</text:span><text:span text:style-name="T17"> try to extract meaning from property reviews and try to group properties based on most relevant meanings extracted from listing reviews</text:span></text:p>
      <text:p text:style-name="P7"><text:span text:style-name="T4">d)</text:span><text:span text:style-name="T17"> check hosts that have listed multiple properties</text:span></text:p>
      <text:p text:style-name="P7"><text:span text:style-name="T4">e)</text:span><text:span text:style-name="T17"> check if the same property is listed by multiple hosts</text:span></text:p>
      <text:p text:style-name="P7"><text:span text:style-name="T4">f)</text:span><text:span text:style-name="T17"> group properties basede on latitude and longitude and try to spot unusual behaviour</text:span></text:p>
      <text:p text:style-name="P6"><text:span text:style-name="T21"/></text:p>
      <text:p text:style-name="P6"><text:span text:style-name="T21"/></text:p>
      <text:p text:style-name="P11"><text:span text:style-name="T9"/></text:p>
      <text:p text:style-name="P11"><text:span text:style-name="T19"/></text:p>
      <text:p text:style-name="P11"><text:span text:style-name="T19"/></text:p>
      <text:p text:style-name="P10"><text:span text:style-name="T18"/></text:p>
      <text:p text:style-name="P9"><text:span text:style-name="T6"/></text:p>
      <text:p text:style-name="P8"><text:span text:style-name="T1"/></text:p>
      <text:p text:style-name="P8"><text:span text:style-name="T1"/></text:p>
      <text:p text:style-name="P4"/>
      <text:p text:style-name="P4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ew serif" svg:font-family="'New serif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6:35:47.489573513</meta:creation-date>
    <dc:date>2019-03-26T05:45:43.989656156</dc:date>
    <meta:editing-duration>PT12H18M1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530" meta:character-count="3506" meta:non-whitespace-character-count="2984"/>
  </office:meta>
</office:document-meta>
</file>